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pitch="variable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top" draw:auto-grow-height="false" fo:min-height="4.472cm" fo:min-width="4.8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63cm"/>
      <style:paragraph-properties style:writing-mode="lr-tb"/>
    </style:style>
    <style:style style:name="gr3" style:family="graphic" style:parent-style-name="standard">
      <style:graphic-properties svg:stroke-color="#000080" draw:fill="solid" draw:fill-color="#ffff66" draw:textarea-horizontal-align="justify" draw:textarea-vertical-align="top" draw:auto-grow-height="false" fo:min-height="2.38cm" fo:min-width="4.989cm"/>
      <style:paragraph-properties style:writing-mode="lr-tb"/>
    </style:style>
    <style:style style:name="gr4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950e" draw:textarea-horizontal-align="justify" draw:textarea-vertical-align="top" draw:auto-grow-height="false" fo:min-height="1.98cm" fo:min-width="3.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56cm"/>
      <style:paragraph-properties style:writing-mode="lr-tb"/>
    </style:style>
    <style:style style:name="gr7" style:family="graphic" style:parent-style-name="standard">
      <style:graphic-properties svg:stroke-color="#000080" draw:fill="solid" draw:fill-color="#ffff66" draw:textarea-horizontal-align="justify" draw:textarea-vertical-align="top" draw:auto-grow-height="false" fo:min-height="1.33cm" fo:min-width="5.028cm" fo:padding-top="0.076cm" fo:padding-bottom="0.076cm" fo:padding-left="0.152cm" fo:padding-right="0.152cm"/>
      <style:paragraph-properties style:writing-mode="lr-tb"/>
    </style:style>
    <style:style style:name="gr8" style:family="graphic" style:parent-style-name="standard">
      <style:graphic-properties draw:stroke="dash" draw:stroke-dash="Ultrafine_20_Dashed" svg:stroke-color="#3deb3d" draw:fill="solid" draw:fill-color="#ccffff" draw:opacity="35%" draw:textarea-horizontal-align="justify" draw:textarea-vertical-align="middle" draw:auto-grow-height="false" fo:min-height="4.948cm" fo:min-width="8.764cm" draw:shadow-opacity="35%"/>
    </style:style>
    <style:style style:name="gr9" style:family="graphic" style:parent-style-name="standard">
      <style:graphic-properties draw:stroke="dash" draw:stroke-dash="Ultrafine_20_Dashed" svg:stroke-color="#00b8ff" draw:fill="solid" draw:fill-color="#cfe7f5" draw:opacity="35%" draw:textarea-horizontal-align="justify" draw:textarea-vertical-align="middle" draw:auto-grow-height="false" fo:min-height="2.932cm" fo:min-width="3.99cm" draw:shadow-opacity="35%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 fo:min-height="4.754cm" fo:min-width="4.813cm"/>
      <style:paragraph-properties style:writing-mode="lr-tb"/>
    </style:style>
    <style:style style:name="gr11" style:family="graphic" style:parent-style-name="standard">
      <style:graphic-properties svg:stroke-color="#000080" draw:fill="solid" draw:fill-color="#ffff66" draw:textarea-horizontal-align="justify" draw:textarea-vertical-align="top" draw:auto-grow-height="false" fo:min-height="1.232cm" fo:min-width="5.041cm"/>
      <style:paragraph-properties style:writing-mode="lr-tb"/>
    </style:style>
    <style:style style:name="gr12" style:family="graphic" style:parent-style-name="standard">
      <style:graphic-properties draw:fill="solid" draw:fill-color="#ff950e" draw:textarea-horizontal-align="justify" draw:textarea-vertical-align="top" draw:auto-grow-height="false" fo:min-height="1.586cm" fo:min-width="3.5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5.256cm"/>
      <style:paragraph-properties style:writing-mode="lr-tb"/>
    </style:style>
    <style:style style:name="gr14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 fo:min-height="0.365cm" fo:min-width="5.081cm"/>
      <style:paragraph-properties style:writing-mode="lr-tb"/>
    </style:style>
    <style:style style:name="gr15" style:family="graphic" style:parent-style-name="standard">
      <style:graphic-properties svg:stroke-color="#008000" draw:fill="solid" draw:fill-color="#e6e64c" draw:textarea-horizontal-align="justify" draw:textarea-vertical-align="top" draw:auto-grow-height="false" fo:min-height="2.344cm" fo:min-width="4.9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996cm"/>
      <style:paragraph-properties style:writing-mode="lr-tb"/>
    </style:style>
    <style:style style:name="gr17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 fo:min-height="0.384cm" fo:min-width="5.081cm"/>
      <style:paragraph-properties style:writing-mode="lr-tb"/>
    </style:style>
    <style:style style:name="gr18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20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 fo:min-height="1.12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6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522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fo:min-height="2.55cm" fo:min-width="9.292cm" draw:shadow-opacity="100%"/>
      <style:paragraph-properties style:writing-mode="lr-tb"/>
    </style:style>
    <style:style style:name="gr25" style:family="graphic" style:parent-style-name="standard">
      <style:graphic-properties draw:fill="solid" draw:fill-color="#aecf00" draw:textarea-horizontal-align="justify" draw:textarea-vertical-align="middle" draw:auto-grow-height="false" fo:min-height="1.121cm" fo:min-width="3.982cm"/>
      <style:paragraph-properties style:writing-mode="lr-tb"/>
    </style:style>
    <style:style style:name="gr26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27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svg:stroke-color="#000080" draw:fill="solid" draw:fill-color="#ffff66" draw:textarea-horizontal-align="justify" draw:textarea-vertical-align="top" draw:auto-grow-height="false" fo:min-height="0.374cm" fo:min-width="5.072cm" fo:padding-top="0.076cm" fo:padding-bottom="0.076cm" fo:padding-left="0.152cm" fo:padding-right="0.152cm"/>
      <style:paragraph-properties style:writing-mode="lr-tb"/>
    </style:style>
    <style:style style:name="gr29" style:family="graphic" style:parent-style-name="standard">
      <style:graphic-properties draw:fill="solid" draw:fill-color="#ffff66" draw:textarea-horizontal-align="justify" draw:textarea-vertical-align="top" draw:auto-grow-height="false" fo:min-height="6.636cm" fo:min-width="4.6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  <style:paragraph-properties style:writing-mode="lr-tb"/>
    </style:style>
    <style:style style:name="gr31" style:family="graphic" style:parent-style-name="standard">
      <style:graphic-properties draw:fill="solid" draw:fill-color="#ffff66" draw:textarea-horizontal-align="justify" draw:textarea-vertical-align="top" draw:auto-grow-height="false" fo:min-height="1.328cm" fo:min-width="5.037cm"/>
      <style:paragraph-properties style:writing-mode="lr-tb"/>
    </style:style>
    <style:style style:name="gr32" style:family="graphic" style:parent-style-name="standard">
      <style:graphic-properties draw:fill="solid" draw:fill-color="#ffd320" draw:textarea-horizontal-align="justify" draw:textarea-vertical-align="top" draw:auto-grow-height="false" fo:min-height="4.118cm" fo:min-width="4.7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702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fill="solid" draw:fill-color="#ffd320" draw:textarea-horizontal-align="justify" draw:textarea-vertical-align="top" draw:auto-grow-height="false" fo:min-height="0.626cm" fo:min-width="5.069cm"/>
      <style:paragraph-properties style:writing-mode="lr-tb"/>
    </style:style>
    <style:style style:name="gr36" style:family="graphic" style:parent-style-name="standard">
      <style:graphic-properties draw:fill="solid" draw:fill-color="#ff950e" draw:textarea-horizontal-align="justify" draw:textarea-vertical-align="top" draw:auto-grow-height="false" fo:min-height="1.461cm" fo:min-width="3.4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8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562cm"/>
      <style:paragraph-properties style:writing-mode="lr-tb"/>
    </style:style>
    <style:style style:name="gr39" style:family="graphic" style:parent-style-name="standard">
      <style:graphic-properties draw:fill="solid" draw:fill-color="#ffd320" draw:textarea-horizontal-align="justify" draw:textarea-vertical-align="top" draw:auto-grow-height="false" fo:min-height="0.374cm" fo:min-width="3.322cm" fo:padding-top="0.076cm" fo:padding-bottom="0.076cm" fo:padding-left="0.152cm" fo:padding-right="0.152cm"/>
      <style:paragraph-properties style:writing-mode="lr-tb"/>
    </style:style>
    <style:style style:name="gr40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fo:min-height="2.55cm" fo:min-width="7.5cm" draw:shadow-opacity="100%"/>
      <style:paragraph-properties style:writing-mode="lr-tb"/>
    </style:style>
    <style:style style:name="gr41" style:family="graphic" style:parent-style-name="standard">
      <style:graphic-properties draw:fill="solid" draw:fill-color="#ffd320" draw:textarea-horizontal-align="justify" draw:textarea-vertical-align="top" draw:auto-grow-height="false" fo:min-height="1.601cm" fo:min-width="3.552cm"/>
      <style:paragraph-properties style:writing-mode="lr-tb"/>
    </style:style>
    <style:style style:name="gr42" style:family="graphic" style:parent-style-name="standard">
      <style:graphic-properties draw:fill-color="#808080" draw:textarea-horizontal-align="justify" draw:textarea-vertical-align="middle" draw:auto-grow-height="false" fo:min-height="1.352cm" fo:min-width="0cm"/>
    </style:style>
    <style:style style:name="gr43" style:family="graphic" style:parent-style-name="standard">
      <style:graphic-properties draw:fill="solid" draw:fill-color="#ff950e" draw:textarea-horizontal-align="justify" draw:textarea-vertical-align="top" draw:auto-grow-height="false" fo:min-height="1.601cm" fo:min-width="3.552cm"/>
      <style:paragraph-properties style:writing-mode="lr-tb"/>
    </style:style>
    <style:style style:name="gr44" style:family="graphic" style:parent-style-name="objectwithoutfill">
      <style:graphic-properties draw:stroke="dash" draw:stroke-dash="Dash_20__28_Rounded_29_" svg:stroke-color="#333333" svg:stroke-linecap="round" draw:fill="none" draw:textarea-horizontal-align="center" draw:textarea-vertical-align="middle"/>
    </style:style>
    <style:style style:name="gr45" style:family="graphic" style:parent-style-name="standard">
      <style:graphic-properties draw:stroke="none" draw:fill="none" fo:min-height="1.05cm"/>
      <style:paragraph-properties style:writing-mode="lr-tb"/>
    </style:style>
    <style:style style:name="gr46" style:family="graphic" style:parent-style-name="standard">
      <style:graphic-properties draw:fill="solid" draw:fill-color="#ffd320" draw:textarea-horizontal-align="justify" draw:textarea-vertical-align="top" draw:auto-grow-height="false" fo:min-height="3.539cm" fo:min-width="4.8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3.147cm"/>
      <style:paragraph-properties style:writing-mode="lr-tb"/>
    </style:style>
    <style:style style:name="gr48" style:family="graphic" style:parent-style-name="standard">
      <style:graphic-properties draw:fill="solid" draw:fill-color="#ffd320" draw:textarea-horizontal-align="justify" draw:textarea-vertical-align="top" draw:auto-grow-height="false" fo:min-height="1.042cm" fo:min-width="5.05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901cm"/>
      <style:paragraph-properties style:writing-mode="lr-tb"/>
    </style:style>
    <style:style style:name="gr50" style:family="graphic" style:parent-style-name="standard">
      <style:graphic-properties draw:fill="solid" draw:fill-color="#ffd320" draw:textarea-horizontal-align="justify" draw:textarea-vertical-align="top" draw:auto-grow-height="false" fo:min-height="2.057cm" fo:min-width="4.92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2.923cm"/>
      <style:paragraph-properties style:writing-mode="lr-tb"/>
    </style:style>
    <style:style style:name="gr52" style:family="graphic" style:parent-style-name="standard">
      <style:graphic-properties draw:fill="solid" draw:fill-color="#ffd320" draw:textarea-horizontal-align="justify" draw:textarea-vertical-align="top" draw:auto-grow-height="false" fo:min-height="6.377cm" fo:min-width="4.695cm"/>
      <style:paragraph-properties style:writing-mode="lr-tb"/>
    </style:style>
    <style:style style:name="gr53" style:family="graphic" style:parent-style-name="standard">
      <style:graphic-properties draw:fill="solid" draw:fill-color="#ffd320" draw:textarea-horizontal-align="justify" draw:textarea-vertical-align="top" draw:auto-grow-height="false" fo:min-height="4.658cm" fo:min-width="4.717cm"/>
      <style:paragraph-properties style:writing-mode="lr-tb"/>
    </style:style>
    <style:style style:name="gr54" style:family="graphic" style:parent-style-name="standard">
      <style:graphic-properties draw:fill="solid" draw:fill-color="#ffd320" draw:textarea-horizontal-align="justify" draw:textarea-vertical-align="top" draw:auto-grow-height="false" fo:min-height="2.142cm" fo:min-width="5.001cm"/>
      <style:paragraph-properties style:writing-mode="lr-tb"/>
    </style:style>
    <style:style style:name="gr55" style:family="graphic" style:parent-style-name="standard">
      <style:graphic-properties draw:fill="solid" draw:fill-color="#ffd320" draw:textarea-horizontal-align="justify" draw:textarea-vertical-align="top" draw:auto-grow-height="false" fo:min-height="1.042cm" fo:min-width="5.74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5.209cm"/>
      <style:paragraph-properties style:writing-mode="lr-tb"/>
    </style:style>
    <style:style style:name="gr57" style:family="graphic" style:parent-style-name="standard">
      <style:graphic-properties draw:fill="solid" draw:fill-color="#ffd320" draw:textarea-horizontal-align="justify" draw:textarea-vertical-align="top" draw:auto-grow-height="false" fo:min-height="1.042cm" fo:min-width="5.042cm"/>
      <style:paragraph-properties style:writing-mode="lr-tb"/>
    </style:style>
    <style:style style:name="gr58" style:family="graphic" style:parent-style-name="standard">
      <style:graphic-properties draw:fill="solid" draw:fill-color="#ffff66" draw:textarea-horizontal-align="justify" draw:textarea-vertical-align="top" draw:auto-grow-height="false" fo:min-height="3.26cm" fo:min-width="4.829cm"/>
      <style:paragraph-properties style:writing-mode="lr-tb"/>
    </style:style>
    <style:style style:name="gr59" style:family="graphic" style:parent-style-name="standard">
      <style:graphic-properties draw:fill="solid" draw:fill-color="#ffff66" draw:textarea-horizontal-align="justify" draw:textarea-vertical-align="top" draw:auto-grow-height="false" fo:min-height="1.064cm" fo:min-width="5.049cm"/>
      <style:paragraph-properties style:writing-mode="lr-tb"/>
    </style:style>
    <style:style style:name="gr60" style:family="graphic" style:parent-style-name="standard">
      <style:graphic-properties draw:fill="solid" draw:fill-color="#ffd320" draw:textarea-horizontal-align="justify" draw:textarea-vertical-align="top" draw:auto-grow-height="false" fo:min-height="4.696cm" fo:min-width="4.71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321cm"/>
      <style:paragraph-properties style:writing-mode="lr-tb"/>
    </style:style>
    <style:style style:name="gr62" style:family="graphic" style:parent-style-name="standard">
      <style:graphic-properties draw:fill="solid" draw:fill-color="#ffd320" draw:textarea-horizontal-align="justify" draw:textarea-vertical-align="top" draw:auto-grow-height="false" fo:min-height="2.496cm" fo:min-width="4.983cm"/>
      <style:paragraph-properties style:writing-mode="lr-tb"/>
    </style:style>
    <style:style style:name="gr63" style:family="graphic" style:parent-style-name="standard">
      <style:graphic-properties draw:fill="solid" draw:fill-color="#ffd320" draw:textarea-horizontal-align="justify" draw:textarea-vertical-align="top" draw:auto-grow-height="false" fo:min-height="1.426cm" fo:min-width="5.724cm" fo:padding-top="0.076cm" fo:padding-bottom="0.076cm" fo:padding-left="0.152cm" fo:padding-right="0.1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06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5.2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solid" draw:fill-color="#ffff66"/>
      <style:paragraph-properties fo:text-align="center"/>
      <style:text-properties fo:color="#000080" loext:opacity="100%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ccffff" draw:opacity="35%"/>
      <style:paragraph-properties fo:text-align="center"/>
    </style:style>
    <style:style style:name="P8" style:family="paragraph">
      <loext:graphic-properties draw:fill="solid" draw:fill-color="#cfe7f5" draw:opacity="35%"/>
      <style:paragraph-properties fo:text-align="center"/>
    </style:style>
    <style:style style:name="P9" style:family="paragraph">
      <loext:graphic-properties draw:fill="solid" draw:fill-color="#e6e64c"/>
      <style:paragraph-properties fo:text-align="center"/>
      <style:text-properties fo:color="#008000" loext:opacity="100%" fo:font-size="10pt" style:font-size-asian="10pt" style:font-size-complex="10pt"/>
    </style:style>
    <style:style style:name="P10" style:family="paragraph">
      <loext:graphic-properties draw:fill="solid" draw:fill-color="#e6e64c"/>
      <style:paragraph-properties fo:text-align="center"/>
      <style:text-properties fo:color="#008000" loext:opacity="100%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008000" loext:opacity="100%" fo:font-size="8pt" style:font-size-asian="8pt" style:font-size-complex="8pt"/>
    </style:style>
    <style:style style:name="P12" style:family="paragraph">
      <loext:graphic-properties draw:fill="none" draw:fill-color="#ffffff"/>
      <style:text-properties fo:color="#008000" loext:opacity="100%" fo:font-size="12pt" style:font-size-asian="12pt" style:font-size-complex="12pt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none" draw:fill-color="#ffffff"/>
      <style:text-properties fo:color="#000080" loext:opacity="100%" fo:font-size="18pt"/>
    </style:style>
    <style:style style:name="P15" style:family="paragraph">
      <loext:graphic-properties draw:fill="none" draw:fill-color="#ffffff"/>
      <style:paragraph-properties fo:text-align="center"/>
      <style:text-properties fo:color="#000080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008000" loext:opacity="100%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="solid" draw:fill-color="#ffff66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80" loext:opacity="100%" fo:font-size="10pt" style:font-size-asian="10pt" style:font-size-complex="10pt"/>
    </style:style>
    <style:style style:name="T5" style:family="text">
      <style:text-properties fo:color="#008000" loext:opacity="100%" fo:font-size="10pt" style:font-size-asian="10pt" style:font-size-complex="10pt"/>
    </style:style>
    <style:style style:name="T6" style:family="text">
      <style:text-properties fo:color="#008000" loext:opacity="100%" fo:font-size="12pt" style:font-size-asian="12pt" style:font-size-complex="12pt"/>
    </style:style>
    <style:style style:name="T7" style:family="text">
      <style:text-properties fo:color="#008000" loext:opacity="100%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80" loext:opacity="100%" fo:font-size="18pt"/>
    </style:style>
    <style:style style:name="T9" style:family="text">
      <style:text-properties fo:color="#000080" loext:opacity="100%" fo:font-size="14pt" style:font-size-asian="14pt" style:font-size-complex="14pt"/>
    </style:style>
    <style:style style:name="T10" style:family="text">
      <style:text-properties fo:color="#000080" loext:opacity="100%"/>
    </style:style>
    <style:style style:name="T11" style:family="text">
      <style:text-properties fo:color="#008000" loext:opacity="100%" fo:font-size="14pt" style:font-size-asian="14pt" style:font-size-complex="14pt"/>
    </style:style>
    <style:style style:name="T12" style:family="text">
      <style:text-properties fo:color="#008000" loext:opacity="100%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color="#008000" loext:opacity="100%" style:font-name="Courier New1" fo:font-size="7pt" fo:font-weight="bold" style:font-size-asian="7pt" style:font-weight-asian="bold" style:font-size-complex="7pt" style:font-weight-complex="bold"/>
    </style:style>
    <style:style style:name="T16" style:family="text">
      <style:text-properties style:font-name="Liberation Mono1" fo:font-size="10pt" style:font-name-asian="Liberation Mono1" style:font-size-asian="10pt" style:font-size-complex="10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Liberation Mono1" fo:font-size="8pt" fo:font-weight="bold" style:font-name-asian="Liberation Mono1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09cm" svg:height="5cm" svg:x="2.049cm" svg:y="2.45cm">
          <text:p text:style-name="P1"><text:span text:style-name="T1">U</text:span><text:span text:style-name="T1">s</text:span><text:span text:style-name="T1">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073cm" svg:x="2.296cm" svg:y="3.077cm">
          <draw:text-box>
            <text:p><text:span text:style-name="T2">name = “alice”</text:span><text:span text:style-name="T3"><text:line-break/></text:span><text:span text:style-name="T3">...</text:span></text:p>
          </draw:text-box>
        </draw:frame>
        <draw:custom-shape draw:style-name="gr3" draw:text-style-name="P4" draw:layer="layout" svg:width="5.609cm" svg:height="2.75cm" svg:x="2.49cm" svg:y="4.25cm">
          <text:p text:style-name="P1"><text:span text:style-name="T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8.5cm" svg:y1="5.875cm" svg:x2="10.25cm" svg:y2="4.325cm" draw:start-shape="id1" draw:start-glue-point="1" draw:end-shape="id2" draw:end-glue-point="3" svg:d="M8500 5875c1314 0 439-1550 1750-1550" svg:viewBox="0 0 1751 1551">
          <text:p/>
        </draw:connector>
        <draw:custom-shape draw:style-name="gr5" draw:text-style-name="P6" xml:id="id2" draw:id="id2" draw:layer="layout" svg:width="4.3cm" svg:height="2.55cm" svg:x="10.25cm" svg:y="3.05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456cm" svg:height="1.205cm" svg:x="10.637cm" svg:y="3.95cm">
          <draw:text-box>
            <text:p><text:span text:style-name="T2">oid = “8a83b1a4-...”</text:span><text:span text:style-name="T2"><text:line-break/></text:span><text:span text:style-name="T2">name = “OpenLDAP”</text:span><text:span text:style-name="T3"><text:line-break/></text:span><text:span text:style-name="T3">...</text:span></text:p>
          </draw:text-box>
        </draw:frame>
        <draw:custom-shape draw:style-name="gr7" draw:text-style-name="P4" xml:id="id1" draw:id="id1" draw:layer="measurelines" svg:width="5.4cm" svg:height="1.55cm" svg:x="3.1cm" svg:y="5.1cm">
          <text:p text:style-name="P1"><text:span text:style-name="T4">account construction</text:span><text:span text:style-name="T4"><text:line-break/></text:span><text:span text:style-name="T4"/></text:p>
          <text:p text:style-name="P1"><text:span text:style-name="T4">resourceRef oid=”8a83b1a4-...”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8" draw:text-style-name="P7" draw:layer="layout" svg:width="13.1cm" svg:height="7.35cm" svg:x="3.0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6.35cm" svg:height="4.5cm" svg:x="5.7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5.609cm" svg:height="5.3cm" svg:x="2.049cm" svg:y="2.45cm">
          <text:p text:style-name="P1"><text:span text:style-name="T1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073cm" svg:x="2.296cm" svg:y="3.077cm">
          <draw:text-box>
            <text:p><text:span text:style-name="T2">name = “alice”</text:span><text:span text:style-name="T3"><text:line-break/></text:span><text:span text:style-name="T3">...</text:span></text:p>
          </draw:text-box>
        </draw:frame>
        <draw:custom-shape draw:style-name="gr11" draw:text-style-name="P4" draw:layer="layout" svg:width="5.609cm" svg:height="1.55cm" svg:x="2.49cm" svg:y="4.05cm">
          <text:p text:style-name="P1"><text:span text:style-name="T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8.5cm" svg:y1="5.025cm" svg:x2="10.4cm" svg:y2="3.25cm" draw:start-shape="id3" draw:start-glue-point="1" draw:end-shape="id4" draw:end-glue-point="3" svg:d="M8500 5025c1426 0 477-1775 1900-1775" svg:viewBox="0 0 1901 1776">
          <text:p/>
        </draw:connector>
        <draw:custom-shape draw:style-name="gr12" draw:text-style-name="P6" xml:id="id4" draw:id="id4" draw:layer="layout" svg:width="4.3cm" svg:height="2.1cm" svg:x="10.4cm" svg:y="2.2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5.756cm" svg:height="0.895cm" svg:x="10.787cm" svg:y="3.1cm">
          <draw:text-box>
            <text:p><text:span text:style-name="T2">name = “OpenLDAP”</text:span><text:span text:style-name="T3"><text:line-break/></text:span><text:span text:style-name="T3">...</text:span></text:p>
          </draw:text-box>
        </draw:frame>
        <draw:custom-shape draw:style-name="gr14" draw:text-style-name="P9" xml:id="id6" draw:id="id6" draw:layer="layout" svg:width="5.609cm" svg:height="0.643cm" svg:x="2.493cm" svg:y="6.657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7" draw:id="id7" draw:layer="layout" svg:width="5.609cm" svg:height="2.8cm" svg:x="10cm" svg:y="6.8cm">
          <text:p text:style-name="P1"><text:span text:style-name="T6">Shadow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2.496cm" svg:height="0.887cm" svg:x="10.247cm" svg:y="7.625cm">
          <draw:text-box>
            <text:p><text:span text:style-name="T7">name = “alice”</text:span><text:span text:style-name="T7"><text:line-break/></text:span><text:span text:style-name="T7">kind = account</text:span></text:p>
          </draw:text-box>
        </draw:frame>
        <draw:custom-shape draw:style-name="gr17" draw:text-style-name="P9" xml:id="id5" draw:id="id5" draw:layer="layout" svg:width="5.609cm" svg:height="0.662cm" svg:x="10.559cm" svg:y="8.638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curve" draw:line-skew="0cm -0.972cm" svg:x1="16.168cm" svg:y1="8.969cm" svg:x2="12.55cm" svg:y2="4.3cm" draw:start-shape="id5" draw:start-glue-point="1" draw:end-shape="id4" draw:end-glue-point="2" svg:d="M16168 8969c751 0 626-1736-466-2454s-3152-418-3152-2215" svg:viewBox="0 0 4095 4670">
          <text:p/>
        </draw:connector>
        <draw:connector draw:style-name="gr18" draw:text-style-name="P5" draw:layer="layout" draw:type="curve" draw:line-skew="-0.251cm" svg:x1="8.102cm" svg:y1="6.978cm" svg:x2="10cm" svg:y2="8.2cm" draw:start-shape="id6" draw:start-glue-point="1" draw:end-shape="id7" draw:end-glue-point="3" svg:d="M8102 6978c1047 0 98 1222 1898 1222" svg:viewBox="0 0 1899 1223">
          <text:p/>
        </draw:connector>
        <draw:frame draw:style-name="gr19" draw:text-style-name="P12" draw:layer="layout" svg:width="1.8cm" svg:height="0.729cm" svg:x="8.7cm" svg:y="6.975cm">
          <draw:text-box>
            <text:p><text:span text:style-name="T6">link</text:span></text:p>
          </draw:text-box>
        </draw:frame>
        <draw:custom-shape draw:style-name="gr20" draw:text-style-name="P13" draw:layer="layout" svg:width="0.95cm" svg:height="1.61cm" draw:transform="rotate (0.354650904005248) translate (9.365cm 5.2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4" draw:layer="layout" svg:width="1.979cm" svg:height="0.962cm" svg:x="10.524cm" svg:y="5.06cm">
          <draw:text-box>
            <text:p><text:span text:style-name="T8">imply</text:span></text:p>
          </draw:text-box>
        </draw:frame>
        <draw:frame draw:style-name="gr22" draw:text-style-name="P15" draw:layer="layout" svg:width="3.173cm" svg:height="1.204cm" svg:x="7.327cm" svg:y="1.096cm">
          <draw:text-box>
            <text:p text:style-name="P1"><text:span text:style-name="T9">Policy</text:span><text:span text:style-name="T10"><text:line-break/></text:span><text:span text:style-name="T4">What “should be”</text:span></text:p>
          </draw:text-box>
        </draw:frame>
        <draw:frame draw:style-name="gr23" draw:text-style-name="P16" draw:layer="layout" svg:width="2.022cm" svg:height="1.204cm" svg:x="6.078cm" svg:y="8.4cm">
          <draw:text-box>
            <text:p text:style-name="P1"><text:span text:style-name="T11">Reality</text:span><text:span text:style-name="T12"><text:line-break/></text:span><text:span text:style-name="T5">What “is”</text:span></text:p>
          </draw:text-box>
        </draw:frame>
        <draw:custom-shape draw:style-name="gr24" draw:text-style-name="P18" xml:id="id9" draw:id="id9" draw:layer="layout" svg:width="9.792cm" svg:height="2.8cm" svg:x="7.1cm" svg:y="10.1cm">
          <draw:glue-point draw:id="4" svg:x="5cm" svg:y="2.333cm"/>
          <text:p text:style-name="P17"><text:span text:style-name="T1">Resource</text:span><text:span text:style-name="T1"><text:line-break/></text:span><text:span text:style-name="T13">Open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xml:id="id8" draw:id="id8" draw:layer="layout" svg:width="4.63cm" svg:height="1.519cm" svg:x="10.512cm" svg:y="10.75cm">
          <text:p text:style-name="P1"><text:span text:style-name="T1">Account</text:span><text:span text:style-name="T1"><text:line-break/></text:span><text:span text:style-name="T14"> </text:span></text:p>
          <text:p text:style-name="P1"><text:span text:style-name="T15">uid=alice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5" draw:layer="layout" draw:type="curve" svg:x1="12.804cm" svg:y1="9.6cm" svg:x2="12.827cm" svg:y2="10.75cm" draw:start-shape="id7" draw:start-glue-point="2" draw:end-shape="id8" draw:end-glue-point="0" svg:d="M12804 9600c0 862 23 288 23 1150" svg:viewBox="0 0 24 1151">
          <text:p/>
        </draw:connector>
        <draw:connector draw:style-name="gr27" draw:text-style-name="P5" draw:layer="measurelines" draw:type="curve" draw:line-skew="0.437cm" svg:x1="14.7cm" svg:y1="3.25cm" svg:x2="16.892cm" svg:y2="11.5cm" draw:start-shape="id4" draw:start-glue-point="1" draw:end-shape="id9" svg:d="M14700 3250c4695 0 3599 8250 2192 8250" svg:viewBox="0 0 3404 8251">
          <text:p/>
        </draw:connector>
        <draw:custom-shape draw:style-name="gr28" draw:text-style-name="P4" xml:id="id3" draw:id="id3" draw:layer="measurelines" svg:width="5.4cm" svg:height="0.55cm" svg:x="3.1cm" svg:y="4.75cm">
          <text:p text:style-name="P1"><text:span text:style-name="T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9" draw:text-style-name="P2" draw:layer="layout" svg:width="5.609cm" svg:height="7.3cm" svg:x="1.95cm" svg:y="1.7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" draw:layer="layout" svg:width="3.563cm" svg:height="1.539cm" svg:x="2.197cm" svg:y="2.466cm">
          <draw:text-box>
            <text:p><text:span text:style-name="T2">name = “alice”</text:span><text:span text:style-name="T3"><text:line-break/></text:span><text:span text:style-name="T3">...</text:span></text:p>
          </draw:text-box>
        </draw:frame>
        <draw:custom-shape draw:style-name="gr31" draw:text-style-name="P20" xml:id="id10" draw:id="id10" draw:layer="layout" svg:width="5.609cm" svg:height="1.65cm" svg:x="2.391cm" svg:y="3.666cm">
          <text:p text:style-name="P1"><text:span text:style-name="T13">assignment</text:span><text:span text:style-name="T13"><text:line-break/></text:span><text:span text:style-name="T13"><text:line-break/></text:span><text:span text:style-name="T13">targetRef oid=”</text:span><text:span text:style-name="T16">aaa6cde4-...</text:span><text:span text:style-name="T13">”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11" draw:id="id11" draw:layer="layout" svg:width="5.609cm" svg:height="4.716cm" svg:x="10.05cm" svg:y="1.75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" draw:layer="layout" svg:width="4.202cm" svg:height="0.895cm" svg:x="10.437cm" svg:y="2.65cm">
          <draw:text-box>
            <text:p><text:span text:style-name="T2">name = “Business Analyst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8cm" svg:y1="4.491cm" svg:x2="10.05cm" svg:y2="4.108cm" draw:start-shape="id10" draw:start-glue-point="1" draw:end-shape="id11" draw:end-glue-point="3" svg:d="M8000 4491c1537 0 513-383 2050-383" svg:viewBox="0 0 2051 384">
          <text:p/>
        </draw:connector>
        <draw:custom-shape draw:style-name="gr35" draw:text-style-name="P22" draw:layer="layout" svg:width="5.609cm" svg:height="0.916cm" svg:x="10.441cm" svg:y="3.768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xml:id="id13" draw:id="id13" draw:layer="layout" svg:width="4.199cm" svg:height="1.957cm" svg:x="18.15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" draw:layer="layout" svg:width="3.351cm" svg:height="0.895cm" svg:x="18.537cm" svg:y="3.117cm">
          <draw:text-box>
            <text:p><text:span text:style-name="T2">name = “OpenLDAP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16.5cm" svg:y1="4.209cm" svg:x2="18.15cm" svg:y2="3.256cm" draw:start-shape="id12" draw:start-glue-point="1" draw:end-shape="id13" draw:end-glue-point="3" svg:d="M16500 4209c1237 0 413-953 1650-953" svg:viewBox="0 0 1651 954">
          <text:p/>
        </draw:connector>
        <draw:custom-shape draw:style-name="gr36" draw:text-style-name="P6" xml:id="id15" draw:id="id15" draw:layer="layout" svg:width="4.199cm" svg:height="1.957cm" svg:x="18.151cm" svg:y="4.843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" draw:layer="layout" svg:width="3.062cm" svg:height="0.895cm" svg:x="18.538cm" svg:y="5.682cm">
          <draw:text-box>
            <text:p><text:span text:style-name="T2">name = “CRM”</text:span><text:span text:style-name="T3"><text:line-break/></text:span><text:span text:style-name="T3">...</text:span></text:p>
          </draw:text-box>
        </draw:frame>
        <draw:custom-shape draw:style-name="gr35" draw:text-style-name="P22" draw:layer="layout" svg:width="5.609cm" svg:height="0.916cm" svg:x="10.442cm" svg:y="4.984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16.5cm" svg:y1="5.459cm" svg:x2="18.157cm" svg:y2="5.449cm" draw:start-shape="id14" draw:start-glue-point="1" draw:end-shape="id15" draw:end-glue-point="5" svg:d="M16500 5459c1239 0 411-10 1657-10" svg:viewBox="0 0 1658 11">
          <text:p/>
        </draw:connector>
        <draw:custom-shape draw:style-name="gr39" draw:text-style-name="P23" xml:id="id12" draw:id="id12" draw:layer="layout" svg:width="3.65cm" svg:height="0.55cm" svg:x="12.85cm" svg:y="3.934cm">
          <text:p text:style-name="P1"><text:span text:style-name="T13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3" xml:id="id14" draw:id="id14" draw:layer="layout" svg:width="3.65cm" svg:height="0.55cm" svg:x="12.85cm" svg:y="5.184cm">
          <text:p text:style-name="P1"><text:span text:style-name="T13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7" draw:id="id17" draw:layer="layout" svg:width="5.609cm" svg:height="2.8cm" svg:x="17.722cm" svg:y="9.1cm">
          <text:p text:style-name="P1"><text:span text:style-name="T6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2.496cm" svg:height="0.887cm" svg:x="17.969cm" svg:y="9.925cm">
          <draw:text-box>
            <text:p><text:span text:style-name="T7">name = “alice”</text:span><text:span text:style-name="T7"><text:line-break/></text:span><text:span text:style-name="T7">kind = account</text:span></text:p>
          </draw:text-box>
        </draw:frame>
        <draw:custom-shape draw:style-name="gr17" draw:text-style-name="P9" xml:id="id22" draw:id="id22" draw:layer="layout" svg:width="5.609cm" svg:height="0.662cm" svg:x="18.281cm" svg:y="10.938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curve" draw:line-skew="1.756cm" svg:x1="8cm" svg:y1="6.821cm" svg:x2="17.722cm" svg:y2="10.5cm" draw:start-shape="id16" draw:start-glue-point="1" draw:end-shape="id17" draw:end-glue-point="3" svg:d="M8000 6821c9925 0 5065 3679 9722 3679" svg:viewBox="0 0 9723 3680">
          <text:p/>
        </draw:connector>
        <draw:custom-shape draw:style-name="gr40" draw:text-style-name="P18" draw:layer="layout" svg:width="8cm" svg:height="2.8cm" svg:x="15.6cm" svg:y="12.4cm">
          <draw:glue-point draw:id="4" svg:x="5cm" svg:y="2.333cm"/>
          <text:p text:style-name="P17"><text:span text:style-name="T1">Resource</text:span><text:span text:style-name="T1"><text:line-break/></text:span><text:span text:style-name="T13">Open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xml:id="id18" draw:id="id18" draw:layer="layout" svg:width="4.63cm" svg:height="1.519cm" svg:x="18.234cm" svg:y="13.05cm">
          <text:p text:style-name="P1"><text:span text:style-name="T1">Account</text:span><text:span text:style-name="T1"><text:line-break/></text:span><text:span text:style-name="T14"> </text:span></text:p>
          <text:p text:style-name="P1"><text:span text:style-name="T15">uid=alice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5" draw:layer="layout" draw:type="curve" svg:x1="20.526cm" svg:y1="11.9cm" svg:x2="20.549cm" svg:y2="13.05cm" draw:start-shape="id17" draw:start-glue-point="2" draw:end-shape="id18" draw:end-glue-point="0" svg:d="M20526 11900c0 862 23 288 23 1150" svg:viewBox="0 0 24 1151">
          <text:p/>
        </draw:connector>
        <draw:custom-shape draw:style-name="gr14" draw:text-style-name="P9" xml:id="id21" draw:id="id21" draw:layer="layout" svg:width="5.609cm" svg:height="0.643cm" svg:x="2.391cm" svg:y="7.6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6" draw:id="id16" draw:layer="layout" svg:width="5.609cm" svg:height="0.643cm" svg:x="2.391cm" svg:y="6.5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9" draw:id="id19" draw:layer="layout" svg:width="5.609cm" svg:height="2.8cm" svg:x="8.222cm" svg:y="9.1cm">
          <text:p text:style-name="P1"><text:span text:style-name="T6">Shadow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2.496cm" svg:height="0.887cm" svg:x="8.469cm" svg:y="9.925cm">
          <draw:text-box>
            <text:p><text:span text:style-name="T7">name = “alice”</text:span><text:span text:style-name="T7"><text:line-break/></text:span><text:span text:style-name="T7">kind = account</text:span></text:p>
          </draw:text-box>
        </draw:frame>
        <draw:custom-shape draw:style-name="gr17" draw:text-style-name="P9" xml:id="id23" draw:id="id23" draw:layer="layout" svg:width="5.609cm" svg:height="0.662cm" svg:x="8.781cm" svg:y="10.938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8cm" svg:height="2.8cm" svg:x="6.1cm" svg:y="12.4cm">
          <draw:glue-point draw:id="4" svg:x="5cm" svg:y="2.333cm"/>
          <text:p text:style-name="P17"><text:span text:style-name="T1">Resource</text:span><text:span text:style-name="T1"><text:line-break/></text:span><text:span text:style-name="T13">C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xml:id="id20" draw:id="id20" draw:layer="layout" svg:width="4.63cm" svg:height="1.519cm" svg:x="8.734cm" svg:y="13.05cm">
          <text:p text:style-name="P1"><text:span text:style-name="T1">Account</text:span><text:span text:style-name="T1"><text:line-break/></text:span><text:span text:style-name="T14"> </text:span></text:p>
          <text:p text:style-name="P1"><text:span text:style-name="T15">username=al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5" draw:layer="layout" draw:type="curve" svg:x1="11.026cm" svg:y1="11.9cm" svg:x2="11.049cm" svg:y2="13.05cm" draw:start-shape="id19" draw:start-glue-point="2" draw:end-shape="id20" draw:end-glue-point="0" svg:d="M11026 11900c0 862 23 288 23 1150" svg:viewBox="0 0 24 1151">
          <text:p/>
        </draw:connector>
        <draw:connector draw:style-name="gr18" draw:text-style-name="P5" draw:layer="layout" draw:type="curve" svg:x1="8cm" svg:y1="7.921cm" svg:x2="11.026cm" svg:y2="9.1cm" draw:start-shape="id21" draw:start-glue-point="1" draw:end-shape="id19" svg:d="M8000 7921c2018 0 3026 393 3026 1179" svg:viewBox="0 0 3027 1180">
          <text:p/>
        </draw:connector>
        <draw:connector draw:style-name="gr18" draw:text-style-name="P5" draw:layer="layout" draw:type="curve" draw:line-skew="0.124cm" svg:x1="23.89cm" svg:y1="11.269cm" svg:x2="22.349cm" svg:y2="3.256cm" draw:start-shape="id22" draw:start-glue-point="1" draw:end-shape="id13" draw:end-glue-point="1" svg:d="M23890 11269c937 0 1708-8013-1541-8013" svg:viewBox="0 0 2355 8014">
          <text:p/>
        </draw:connector>
        <draw:connector draw:style-name="gr18" draw:text-style-name="P5" draw:layer="layout" draw:type="curve" svg:x1="14.39cm" svg:y1="11.269cm" svg:x2="18.151cm" svg:y2="6.193cm" draw:start-shape="id23" draw:start-glue-point="1" draw:end-shape="id15" draw:end-glue-point="4" svg:d="M14390 11269c2820 0 940-5076 3761-5076" svg:viewBox="0 0 3762 5077">
          <text:p/>
        </draw:connector>
      </draw:page>
      <draw:page draw:name="page4" draw:style-name="dp1" draw:master-page-name="Default">
        <draw:custom-shape draw:style-name="gr41" draw:text-style-name="P21" xml:id="id25" draw:id="id25" draw:layer="layout" svg:width="4.2cm" svg:height="1.999cm" svg:x="3.5cm" svg:y="8.651cm">
          <text:p text:style-name="P1"><text:span text:style-name="T1">Role</text:span><text:span text:style-name="T1"><text:line-break/></text:span><text:span text:style-name="T1"><text:line-break/></text:span><text:span text:style-name="T17">Cle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24" draw:id="id24" draw:layer="layout" svg:width="4.2cm" svg:height="1.999cm" svg:x="5.45cm" svg:y="4.951cm">
          <text:p text:style-name="P1"><text:span text:style-name="T1">Role</text:span><text:span text:style-name="T1"><text:line-break/></text:span><text:span text:style-name="T1"><text:line-break/></text:span><text:span text:style-name="T17">Supervi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7.55cm" svg:y1="6.95cm" svg:x2="5.6cm" svg:y2="8.651cm" draw:start-shape="id24" draw:end-shape="id25" svg:d="M7550 6950c0 1275-1950 425-1950 1701" svg:viewBox="0 0 1951 1702">
          <text:p/>
        </draw:connector>
        <draw:custom-shape draw:style-name="gr41" draw:text-style-name="P21" xml:id="id26" draw:id="id26" draw:layer="layout" svg:width="4.2cm" svg:height="1.999cm" svg:x="8.55cm" svg:y="1.4cm">
          <draw:glue-point draw:id="4" svg:x="-2.38cm" svg:y="5.007cm"/>
          <draw:glue-point draw:id="5" svg:x="2.38cm" svg:y="5.007cm"/>
          <text:p text:style-name="P1"><text:span text:style-name="T1">Role</text:span><text:span text:style-name="T1"><text:line-break/></text:span><text:span text:style-name="T1"><text:line-break/></text:span><text:span text:style-name="T17">Dir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9.651cm" svg:y1="3.399cm" svg:x2="7.55cm" svg:y2="4.951cm" draw:start-shape="id26" draw:start-glue-point="4" draw:end-shape="id24" draw:end-glue-point="0" svg:d="M9651 3399c0 1164-2101 388-2101 1552" svg:viewBox="0 0 2102 1553">
          <text:p/>
        </draw:connector>
        <draw:custom-shape draw:style-name="gr41" draw:text-style-name="P21" xml:id="id27" draw:id="id27" draw:layer="layout" svg:width="4.2cm" svg:height="1.999cm" svg:x="11.55cm" svg:y="4.951cm">
          <draw:glue-point draw:id="4" svg:x="-2.38cm" svg:y="5.002cm"/>
          <draw:glue-point draw:id="5" svg:x="2.38cm" svg:y="5.002cm"/>
          <text:p text:style-name="P1"><text:span text:style-name="T1">Role</text:span><text:span text:style-name="T1"><text:line-break/></text:span><text:span text:style-name="T1"><text:line-break/></text:span><text:span text:style-name="T17">Representa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11.649cm" svg:y1="3.399cm" svg:x2="13.65cm" svg:y2="4.951cm" draw:start-shape="id26" draw:start-glue-point="5" draw:end-shape="id27" svg:d="M11649 3399c0 1164 2001 388 2001 1552" svg:viewBox="0 0 2002 1553">
          <text:p/>
        </draw:connector>
        <draw:custom-shape draw:style-name="gr41" draw:text-style-name="P21" xml:id="id28" draw:id="id28" draw:layer="layout" svg:width="4.2cm" svg:height="1.999cm" svg:x="9.15cm" svg:y="8.651cm">
          <text:p text:style-name="P1"><text:span text:style-name="T1">Role</text:span><text:span text:style-name="T1"><text:line-break/></text:span><text:span text:style-name="T1"><text:line-break/></text:span><text:span text:style-name="T17">Assist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29" draw:id="id29" draw:layer="layout" svg:width="4.2cm" svg:height="1.999cm" svg:x="14.05cm" svg:y="8.651cm">
          <text:p text:style-name="P1"><text:span text:style-name="T1">Role</text:span><text:span text:style-name="T1"><text:line-break/></text:span><text:span text:style-name="T1"><text:line-break/></text:span><text:span text:style-name="T17">Sales 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12.651cm" svg:y1="6.949cm" svg:x2="11.25cm" svg:y2="8.651cm" draw:start-shape="id27" draw:start-glue-point="4" draw:end-shape="id28" draw:end-glue-point="0" svg:d="M12651 6949c0 1276-1401 426-1401 1702" svg:viewBox="0 0 1402 1703">
          <text:p/>
        </draw:connector>
        <draw:connector draw:style-name="gr34" draw:text-style-name="P5" draw:layer="layout" draw:type="curve" svg:x1="14.649cm" svg:y1="6.949cm" svg:x2="16.15cm" svg:y2="8.651cm" draw:start-shape="id27" draw:start-glue-point="5" draw:end-shape="id29" draw:end-glue-point="0" svg:d="M14649 6949c0 1276 1501 426 1501 1702" svg:viewBox="0 0 1502 1703">
          <text:p/>
        </draw:connector>
      </draw:page>
      <draw:page draw:name="page5" draw:style-name="dp1" draw:master-page-name="Default">
        <draw:custom-shape draw:style-name="gr42" draw:text-style-name="P24" draw:layer="layout" svg:width="0.7cm" svg:height="2cm" svg:x="21.9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21" xml:id="id35" draw:id="id35" draw:layer="layout" svg:width="4.2cm" svg:height="1.999cm" svg:x="3.501cm" svg:y="8.651cm">
          <text:p text:style-name="P1"><text:span text:style-name="T1">Role</text:span><text:span text:style-name="T1"><text:line-break/></text:span><text:span text:style-name="T1"><text:line-break/></text:span><text:span text:style-name="T17">Cle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31" draw:id="id31" draw:layer="layout" svg:width="4.2cm" svg:height="1.999cm" svg:x="5.451cm" svg:y="4.951cm">
          <text:p text:style-name="P1"><text:span text:style-name="T1">Role</text:span><text:span text:style-name="T1"><text:line-break/></text:span><text:span text:style-name="T1"><text:line-break/></text:span><text:span text:style-name="T17">Supervi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30" draw:id="id30" draw:layer="layout" svg:width="4.2cm" svg:height="1.999cm" svg:x="8.551cm" svg:y="1.4cm">
          <draw:glue-point draw:id="4" svg:x="-2.38cm" svg:y="5.007cm"/>
          <draw:glue-point draw:id="5" svg:x="2.38cm" svg:y="5.007cm"/>
          <text:p text:style-name="P1"><text:span text:style-name="T1">Role</text:span><text:span text:style-name="T1"><text:line-break/></text:span><text:span text:style-name="T1"><text:line-break/></text:span><text:span text:style-name="T17">Dir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9.652cm" svg:y1="3.399cm" svg:x2="7.551cm" svg:y2="4.951cm" draw:start-shape="id30" draw:start-glue-point="4" draw:end-shape="id31" draw:end-glue-point="0" svg:d="M9652 3399c0 1164-2101 388-2101 1552" svg:viewBox="0 0 2102 1553">
          <text:p/>
        </draw:connector>
        <draw:custom-shape draw:style-name="gr41" draw:text-style-name="P21" xml:id="id32" draw:id="id32" draw:layer="layout" svg:width="4.2cm" svg:height="1.999cm" svg:x="11.551cm" svg:y="4.951cm">
          <draw:glue-point draw:id="4" svg:x="-2.38cm" svg:y="5.002cm"/>
          <draw:glue-point draw:id="5" svg:x="2.38cm" svg:y="5.002cm"/>
          <text:p text:style-name="P1"><text:span text:style-name="T1">Role</text:span><text:span text:style-name="T1"><text:line-break/></text:span><text:span text:style-name="T1"><text:line-break/></text:span><text:span text:style-name="T17">Representa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11.65cm" svg:y1="3.399cm" svg:x2="13.651cm" svg:y2="4.951cm" draw:start-shape="id30" draw:start-glue-point="5" draw:end-shape="id32" svg:d="M11650 3399c0 1164 2001 388 2001 1552" svg:viewBox="0 0 2002 1553">
          <text:p/>
        </draw:connector>
        <draw:custom-shape draw:style-name="gr41" draw:text-style-name="P21" xml:id="id33" draw:id="id33" draw:layer="layout" svg:width="4.2cm" svg:height="1.999cm" svg:x="9.151cm" svg:y="8.651cm">
          <text:p text:style-name="P1"><text:span text:style-name="T1">Role</text:span><text:span text:style-name="T1"><text:line-break/></text:span><text:span text:style-name="T1"><text:line-break/></text:span><text:span text:style-name="T17">Assist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34" draw:id="id34" draw:layer="layout" svg:width="4.2cm" svg:height="1.999cm" svg:x="14.051cm" svg:y="8.651cm">
          <text:p text:style-name="P1"><text:span text:style-name="T1">Role</text:span><text:span text:style-name="T1"><text:line-break/></text:span><text:span text:style-name="T1"><text:line-break/></text:span><text:span text:style-name="T17">Sales 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12.652cm" svg:y1="6.949cm" svg:x2="11.251cm" svg:y2="8.651cm" draw:start-shape="id32" draw:start-glue-point="4" draw:end-shape="id33" draw:end-glue-point="0" svg:d="M12652 6949c0 1276-1401 426-1401 1702" svg:viewBox="0 0 1402 1703">
          <text:p/>
        </draw:connector>
        <draw:connector draw:style-name="gr34" draw:text-style-name="P5" draw:layer="layout" draw:type="curve" svg:x1="14.65cm" svg:y1="6.949cm" svg:x2="16.151cm" svg:y2="8.651cm" draw:start-shape="id32" draw:start-glue-point="5" draw:end-shape="id34" draw:end-glue-point="0" svg:d="M14650 6949c0 1276 1501 426 1501 1702" svg:viewBox="0 0 1502 1703">
          <text:p/>
        </draw:connector>
        <draw:custom-shape draw:style-name="gr43" draw:text-style-name="P6" xml:id="id36" draw:id="id36" draw:layer="layout" svg:width="4.2cm" svg:height="1.999cm" svg:x="1.8cm" svg:y="12.301cm">
          <text:p text:style-name="P1"><text:span text:style-name="T1">Role</text:span><text:span text:style-name="T1"><text:line-break/></text:span><text:span text:style-name="T1"><text:line-break/></text:span><text:span text:style-name="T17">AD group “proc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xml:id="id38" draw:id="id38" draw:layer="layout" svg:width="4.2cm" svg:height="1.999cm" svg:x="6.7cm" svg:y="12.301cm">
          <text:p text:style-name="P1"><text:span text:style-name="T1">Role</text:span><text:span text:style-name="T1"><text:line-break/></text:span><text:span text:style-name="T1"><text:line-break/></text:span><text:span text:style-name="T17">AD group “files-int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xml:id="id37" draw:id="id37" draw:layer="layout" svg:width="4.2cm" svg:height="1.999cm" svg:x="11.6cm" svg:y="12.301cm">
          <text:p text:style-name="P1"><text:span text:style-name="T1">Role</text:span><text:span text:style-name="T1"><text:line-break/></text:span><text:span text:style-name="T1"><text:line-break/></text:span><text:span text:style-name="T17">DMS RW 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xml:id="id39" draw:id="id39" draw:layer="layout" svg:width="4.2cm" svg:height="1.999cm" svg:x="16.4cm" svg:y="12.301cm">
          <text:p text:style-name="P1"><text:span text:style-name="T1">Role</text:span><text:span text:style-name="T1"><text:line-break/></text:span><text:span text:style-name="T1"><text:line-break/></text:span><text:span text:style-name="T17">CRM 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5.601cm" svg:y1="10.65cm" svg:x2="3.9cm" svg:y2="12.301cm" draw:start-shape="id35" draw:start-glue-point="2" draw:end-shape="id36" draw:end-glue-point="0" svg:d="M5601 10650c0 1237-1701 412-1701 1651" svg:viewBox="0 0 1702 1652">
          <text:p/>
        </draw:connector>
        <draw:connector draw:style-name="gr34" draw:text-style-name="P5" draw:layer="layout" draw:type="curve" svg:x1="7.533cm" svg:y1="6.95cm" svg:x2="5.583cm" svg:y2="8.651cm" svg:d="M7533 6950c0 1275-1950 425-1950 1701" svg:viewBox="0 0 1951 1702">
          <text:p/>
        </draw:connector>
        <draw:connector draw:style-name="gr34" draw:text-style-name="P5" draw:layer="layout" draw:type="curve" svg:x1="11.251cm" svg:y1="10.65cm" svg:x2="13.7cm" svg:y2="12.301cm" draw:start-shape="id33" draw:start-glue-point="2" draw:end-shape="id37" draw:end-glue-point="0" svg:d="M11251 10650c0 1237 2449 412 2449 1651" svg:viewBox="0 0 2450 1652">
          <text:p/>
        </draw:connector>
        <draw:connector draw:style-name="gr34" draw:text-style-name="P5" draw:layer="layout" draw:type="curve" svg:x1="11.251cm" svg:y1="10.65cm" svg:x2="8.8cm" svg:y2="12.301cm" draw:start-shape="id33" draw:start-glue-point="2" draw:end-shape="id38" draw:end-glue-point="0" svg:d="M11251 10650c0 1237-2451 412-2451 1651" svg:viewBox="0 0 2452 1652">
          <text:p/>
        </draw:connector>
        <draw:connector draw:style-name="gr34" draw:text-style-name="P5" draw:layer="layout" draw:type="curve" svg:x1="16.151cm" svg:y1="10.65cm" svg:x2="18.5cm" svg:y2="12.301cm" draw:start-shape="id34" draw:start-glue-point="2" draw:end-shape="id39" draw:end-glue-point="0" svg:d="M16151 10650c0 1237 2349 412 2349 1651" svg:viewBox="0 0 2350 1652">
          <text:p/>
        </draw:connector>
        <draw:line draw:style-name="gr44" draw:text-style-name="P5" draw:layer="layout" svg:x1="1.5cm" svg:y1="11.2cm" svg:x2="23.75cm" svg:y2="11.2cm">
          <text:p/>
        </draw:line>
        <draw:frame draw:style-name="gr45" draw:text-style-name="P5" draw:layer="layout" svg:width="2.8cm" svg:height="1.3cm" svg:x="20.9cm" svg:y="12.5cm">
          <draw:text-box>
            <text:p text:style-name="P1"><text:span text:style-name="T1">Application</text:span></text:p>
            <text:p text:style-name="P1"><text:span text:style-name="T1">Roles</text:span></text:p>
          </draw:text-box>
        </draw:frame>
        <draw:frame draw:style-name="gr45" draw:text-style-name="P5" draw:layer="layout" svg:width="2.8cm" svg:height="1.3cm" svg:x="20.9cm" svg:y="8.55cm">
          <draw:text-box>
            <text:p text:style-name="P1"><text:span text:style-name="T1">Business</text:span></text:p>
            <text:p text:style-name="P1"><text:span text:style-name="T1">Roles</text:span></text:p>
          </draw:text-box>
        </draw:frame>
      </draw:page>
      <draw:page draw:name="page6" draw:style-name="dp1" draw:master-page-name="Default">
        <draw:custom-shape draw:style-name="gr46" draw:text-style-name="P21" draw:layer="layout" svg:width="5.609cm" svg:height="4.091cm" svg:x="1.9cm" svg:y="1.559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" draw:layer="layout" svg:width="3.647cm" svg:height="1.23cm" svg:x="2.287cm" svg:y="2.459cm">
          <draw:text-box>
            <text:p><text:span text:style-name="T2">Oid = “</text:span><text:span text:style-name="T18">86e58643-...”</text:span><text:span text:style-name="T2"><text:line-break/></text:span><text:span text:style-name="T2">name = “Supervisor”</text:span><text:span text:style-name="T3"><text:line-break/></text:span><text:span text:style-name="T3">...</text:span></text:p>
          </draw:text-box>
        </draw:frame>
        <draw:custom-shape draw:style-name="gr48" draw:text-style-name="P22" xml:id="id40" draw:id="id40" draw:layer="layout" svg:width="5.609cm" svg:height="1.35cm" svg:x="2.291cm" svg:y="3.905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" draw:layer="layout" svg:width="4.401cm" svg:height="0.8cm" svg:x="2.7cm" svg:y="4.5cm">
          <draw:text-box>
            <text:p><text:span text:style-name="T2">targetRef oid = “48d4ef98-...”</text:span></text:p>
          </draw:text-box>
        </draw:frame>
        <draw:custom-shape draw:style-name="gr50" draw:text-style-name="P21" xml:id="id41" draw:id="id41" draw:layer="layout" svg:width="5.609cm" svg:height="2.491cm" svg:x="10.25cm" svg:y="3.309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" draw:layer="layout" svg:width="3.423cm" svg:height="1.23cm" svg:x="10.637cm" svg:y="4.209cm">
          <draw:text-box>
            <text:p><text:span text:style-name="T2">Oid = “48d4ef98-</text:span><text:span text:style-name="T18">...”</text:span><text:span text:style-name="T2"><text:line-break/></text:span><text:span text:style-name="T2">name = “Clerk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7.9cm" svg:y1="4.58cm" svg:x2="10.25cm" svg:y2="4.554cm" draw:start-shape="id40" draw:start-glue-point="1" draw:end-shape="id41" draw:end-glue-point="3" svg:d="M7900 4580c1762 0 588-26 2350-26" svg:viewBox="0 0 2351 27">
          <text:p/>
        </draw:connector>
      </draw:page>
      <draw:page draw:name="page7" draw:style-name="dp1" draw:master-page-name="Default">
        <draw:custom-shape draw:style-name="gr52" draw:text-style-name="P21" draw:layer="layout" svg:width="5.609cm" svg:height="7.041cm" svg:x="1.9cm" svg:y="1.559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" draw:layer="layout" svg:width="3.647cm" svg:height="1.23cm" svg:x="2.287cm" svg:y="2.459cm">
          <draw:text-box>
            <text:p><text:span text:style-name="T2">Oid = “</text:span><text:span text:style-name="T18">86e58643-...”</text:span><text:span text:style-name="T2"><text:line-break/></text:span><text:span text:style-name="T2">name = “Supervisor”</text:span><text:span text:style-name="T3"><text:line-break/></text:span><text:span text:style-name="T3">...</text:span></text:p>
          </draw:text-box>
        </draw:frame>
        <draw:custom-shape draw:style-name="gr48" draw:text-style-name="P22" xml:id="id42" draw:id="id42" draw:layer="layout" svg:width="5.609cm" svg:height="1.35cm" svg:x="2.291cm" svg:y="6.605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" draw:layer="layout" svg:width="4.401cm" svg:height="0.8cm" svg:x="2.7cm" svg:y="7.2cm">
          <draw:text-box>
            <text:p><text:span text:style-name="T2">targetRef oid = “48d4ef98-...”</text:span></text:p>
          </draw:text-box>
        </draw:frame>
        <draw:custom-shape draw:style-name="gr53" draw:text-style-name="P21" xml:id="id43" draw:id="id43" draw:layer="layout" svg:width="5.609cm" svg:height="5.3cm" svg:x="9.75cm" svg:y="6.25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" draw:layer="layout" svg:width="3.423cm" svg:height="1.23cm" svg:x="10.137cm" svg:y="7.15cm">
          <draw:text-box>
            <text:p><text:span text:style-name="T2">Oid = “48d4ef98-</text:span><text:span text:style-name="T18">...”</text:span><text:span text:style-name="T2"><text:line-break/></text:span><text:span text:style-name="T2">name = “Clerk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7.9cm" svg:y1="7.28cm" svg:x2="9.75cm" svg:y2="8.9cm" draw:start-shape="id42" draw:start-glue-point="1" draw:end-shape="id43" draw:end-glue-point="3" svg:d="M7900 7280c1387 0 463 1620 1850 1620" svg:viewBox="0 0 1851 1621">
          <text:p/>
        </draw:connector>
        <draw:custom-shape draw:style-name="gr54" draw:text-style-name="P22" draw:layer="layout" svg:width="5.609cm" svg:height="2.5cm" svg:x="2.291cm" svg:y="3.75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xml:id="id44" draw:id="id44" draw:layer="layout" svg:width="6.3cm" svg:height="1.35cm" svg:x="2.85cm" svg:y="4.45cm">
          <text:p text:style-name="P17"><text:span text:style-name="T13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xml:id="id45" draw:id="id45" draw:layer="layout" svg:width="4.199cm" svg:height="1.957cm" svg:x="18.001cm" svg:y="4.55cm">
          <draw:glue-point draw:id="4" svg:x="-5.001cm" svg:y="-2.176cm"/>
          <draw:glue-point draw:id="5" svg:x="-5.001cm" svg:y="1.911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" draw:layer="layout" svg:width="3.351cm" svg:height="0.895cm" svg:x="18.388cm" svg:y="5.389cm">
          <draw:text-box>
            <text:p><text:span text:style-name="T2">name = “OpenLDAP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9.15cm" svg:y1="5.125cm" svg:x2="18.001cm" svg:y2="5.103cm" draw:start-shape="id44" draw:start-glue-point="1" draw:end-shape="id45" draw:end-glue-point="4" svg:d="M9150 5125c6639 0 2214-22 8851-22" svg:viewBox="0 0 8852 23">
          <text:p/>
        </draw:connector>
        <draw:frame draw:style-name="gr56" draw:text-style-name="P3" draw:layer="layout" svg:width="5.709cm" svg:height="0.8cm" svg:x="3.399cm" svg:y="5.1cm">
          <draw:text-box>
            <text:p><text:span text:style-name="T2">attribute priv = approve, modify, delete</text:span></text:p>
          </draw:text-box>
        </draw:frame>
        <draw:custom-shape draw:style-name="gr54" draw:text-style-name="P22" draw:layer="layout" svg:width="5.609cm" svg:height="2.5cm" svg:x="10.341cm" svg:y="8.55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2" xml:id="id46" draw:id="id46" draw:layer="layout" svg:width="5.6cm" svg:height="1.35cm" svg:x="10.9cm" svg:y="9.25cm">
          <text:p text:style-name="P17"><text:span text:style-name="T13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" draw:layer="layout" svg:width="4.401cm" svg:height="0.8cm" svg:x="11.449cm" svg:y="9.9cm">
          <draw:text-box>
            <text:p><text:span text:style-name="T2">attribute priv = read, create</text:span></text:p>
          </draw:text-box>
        </draw:frame>
        <draw:connector draw:style-name="gr34" draw:text-style-name="P5" draw:layer="layout" draw:type="curve" svg:x1="16.5cm" svg:y1="9.925cm" svg:x2="18.001cm" svg:y2="5.901cm" draw:start-shape="id46" draw:start-glue-point="1" draw:end-shape="id45" draw:end-glue-point="5" svg:d="M16500 9925c1126 0 376-4024 1501-4024" svg:viewBox="0 0 1502 4025">
          <text:p/>
        </draw:connector>
      </draw:page>
      <draw:page draw:name="page8" draw:style-name="dp1" draw:master-page-name="Default">
        <draw:custom-shape draw:style-name="gr58" draw:text-style-name="P2" draw:layer="layout" svg:width="5.609cm" svg:height="3.79cm" svg:x="1.9cm" svg:y="1.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" draw:layer="layout" svg:width="3.563cm" svg:height="1.539cm" svg:x="2.147cm" svg:y="2.216cm">
          <draw:text-box>
            <text:p><text:span text:style-name="T2">name = “alice”</text:span><text:span text:style-name="T3"><text:line-break/></text:span><text:span text:style-name="T3">...</text:span></text:p>
          </draw:text-box>
        </draw:frame>
        <draw:custom-shape draw:style-name="gr59" draw:text-style-name="P25" xml:id="id47" draw:id="id47" draw:layer="layout" svg:width="5.609cm" svg:height="1.374cm" svg:x="2.341cm" svg:y="3.416cm">
          <text:p text:style-name="P17"><text:span text:style-name="T13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1" xml:id="id48" draw:id="id48" draw:layer="layout" svg:width="5.609cm" svg:height="5.34cm" svg:x="10.05cm" svg:y="1.81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" draw:layer="layout" svg:width="3.821cm" svg:height="0.895cm" svg:x="10.437cm" svg:y="2.71cm">
          <draw:text-box>
            <text:p><text:span text:style-name="T2">name = “Team Manager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7.95cm" svg:y1="4.103cm" svg:x2="10.05cm" svg:y2="4.48cm" draw:start-shape="id47" draw:start-glue-point="1" draw:end-shape="id48" draw:end-glue-point="3" svg:d="M7950 4103c1575 0 525 377 2100 377" svg:viewBox="0 0 2101 378">
          <text:p/>
        </draw:connector>
        <draw:custom-shape draw:style-name="gr62" draw:text-style-name="P22" draw:layer="layout" svg:width="5.609cm" svg:height="2.872cm" svg:x="10.441cm" svg:y="3.828cm">
          <text:p text:style-name="P17"><text:span text:style-name="T13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xml:id="id49" draw:id="id49" draw:layer="layout" svg:width="6.1cm" svg:height="1.65cm" svg:x="11.05cm" svg:y="4.7cm">
          <text:p text:style-name="P17"><text:span text:style-name="T13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xml:id="id50" draw:id="id50" draw:layer="layout" svg:width="4.199cm" svg:height="1.957cm" svg:x="19.351cm" svg:y="5.543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" draw:layer="layout" svg:width="3.351cm" svg:height="0.895cm" svg:x="19.738cm" svg:y="6.382cm">
          <draw:text-box>
            <text:p><text:span text:style-name="T2">name = “OpenLDAP”</text:span><text:span text:style-name="T3"><text:line-break/></text:span><text:span text:style-name="T3">...</text:span></text:p>
          </draw:text-box>
        </draw:frame>
        <draw:connector draw:style-name="gr34" draw:text-style-name="P5" draw:layer="layout" draw:type="curve" svg:x1="17.15cm" svg:y1="5.525cm" svg:x2="19.351cm" svg:y2="6.521cm" draw:start-shape="id49" draw:start-glue-point="1" draw:end-shape="id50" draw:end-glue-point="3" svg:d="M17150 5525c1651 0 551 996 2201 996" svg:viewBox="0 0 2202 997">
          <text:p/>
        </draw:connector>
        <draw:frame draw:style-name="gr64" draw:text-style-name="P3" draw:layer="layout" svg:width="3.563cm" svg:height="0.8cm" svg:x="2.937cm" svg:y="4.04cm">
          <draw:text-box>
            <text:p><text:span text:style-name="T2">teamName = “x-force”</text:span></text:p>
          </draw:text-box>
        </draw:frame>
        <draw:frame draw:style-name="gr65" draw:text-style-name="P3" draw:layer="layout" svg:width="5.789cm" svg:height="1.35cm" svg:x="11.311cm" svg:y="5.2cm">
          <draw:text-box>
            <text:p><text:span text:style-name="T2">attribute exampleTeamManager =</text:span><text:span text:style-name="T2"><text:line-break/></text:span><text:span text:style-name="T2"> <text:s text:c="7"/>$assignment/extension/teamNa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Liberation Sans1" fo:font-family="'Liberation Sans', Arial" style:font-family-generic="swiss" style:font-pitch="variable" fo:language="en" fo:country="US" style:letter-kerning="true" style:font-name-asian="DejaVu Sans1" style:font-family-asian="'DejaVu Sans'" style:font-family-generic-asian="roman" style:font-pitch-asian="variable" style:language-asian="hi" style:country-asian="IN" style:font-name-complex="Liberation Sans1" style:font-family-complex="'Liberation Sans', Arial" style:font-family-generic-complex="swiss" style:font-pitch-complex="variable" style:font-size-complex="12pt"/>
    </style:style>
    <style:style style:name="Heading_20_1" style:display-name="Heading 1" style:family="graphic">
      <style:paragraph-properties fo:margin-left="0cm" fo:margin-right="0cm" fo:margin-top="0.762cm" fo:margin-bottom="1.076cm" fo:text-indent="0cm" style:text-autospace="none"/>
      <style:text-properties style:font-name="Liberation Sans1" fo:font-family="'Liberation Sans', Arial" style:font-family-generic="swiss" style:font-pitch="variable" fo:font-size="24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8cm" fo:margin-bottom="0.358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ff3333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Teletyp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_20_attribution" style:display-name="Quotation attribution" style:family="graphic">
      <style:paragraph-properties fo:margin-left="11.201cm" fo:margin-right="1.748cm" fo:margin-top="0cm" fo:margin-bottom="1.792cm" fo:text-align="end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Quotations" style:family="graphic">
      <style:paragraph-properties fo:margin-left="11.201cm" fo:margin-right="1.748cm" fo:margin-top="0cm" fo:margin-bottom="0.268cm" fo:text-align="start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Inout_20_heading" style:display-name="Inout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24pt" fo:font-weight="bold" style:font-name-asian="FreeSans" style:font-family-asian="FreeSans" style:font-pitch-asian="variable" style:font-size-asian="14pt" style:font-weight-asian="bold" style:font-weight-complex="bold"/>
    </style:style>
    <style:style style:name="Author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 style:font-size-complex="22pt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Preformatted_20_Text_20_Small" style:display-name="Preformatted Text Small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7pt" style:font-name-asian="Liberation Mono1" style:font-family-asian="'Liberation Mono', 'Courier New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Contents_20_3" style:display-name="Contents 3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96cm" fo:margin-right="0cm" fo:text-indent="0cm" style:text-autospace="none"/>
      <style:text-properties style:font-name="Liberation Sans1" fo:font-family="'Liberation Sans', Arial" style:font-family-generic="swiss" style:font-pitch="variable" style:font-name-asian="FreeSans2" style:font-family-asian="FreeSans" style:font-family-generic-asian="swiss"/>
    </style:style>
    <style:style style:name="Contents_20_1" style:display-name="Contents 1" style:family="graphic">
      <style:paragraph-properties fo:margin-top="0.358cm" fo:margin-bottom="0cm" style:text-autospace="none"/>
      <style:text-properties style:font-name="Liberation Sans1" fo:font-family="'Liberation Sans', Arial" style:font-family-generic="swiss" style:font-pitch="variable" fo:font-weight="bold" style:font-name-asian="FreeSans2" style:font-family-asian="FreeSans" style:font-family-generic-asian="swiss" style:font-weight-asian="bold" style:font-weight-complex="bold"/>
    </style:style>
    <style:style style:name="Contents_20_Heading" style:display-name="Contents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9.5pt" fo:font-weight="bold" style:font-name-asian="FreeSans" style:font-family-asian="FreeSans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font-name="Liberation Sans1" fo:font-family="'Liberation Sans', Arial" style:font-family-generic="swiss" style:font-pitch="variable" fo:font-weight="bold" style:font-weight-asian="bold" style:font-name-complex="Liberation Sans1" style:font-family-complex="'Liberation Sans', Arial" style:font-family-generic-complex="swiss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Addressee" style:family="graphic">
      <style:paragraph-properties fo:margin-top="0cm" fo:margin-bottom="0.187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ignature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ender" style:family="graphic">
      <style:paragraph-properties fo:margin-top="0cm" fo:margin-bottom="0.187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orizontal_20_Line" style:display-name="Horizontal Line" style:family="graphic">
      <style:paragraph-properties fo:margin-top="0cm" fo:margin-bottom="0.88cm" style:text-autospace="none"/>
      <style:text-properties style:font-name="Liberation Sans1" fo:font-family="'Liberation Sans', Arial" style:font-family-generic="swiss" style:font-pitch="variable" fo:font-size="6pt" style:font-size-asian="6pt" style:font-name-complex="Liberation Sans1" style:font-family-complex="'Liberation Sans', Arial" style:font-family-generic-complex="swiss" style:font-pitch-complex="variable" style:font-size-complex="6pt"/>
    </style:style>
    <style:style style:name="Header_20_Right" style:display-name="Header Righ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rame_20_Contents" style:display-name="Frame Content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Caption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dovan Semančík</meta:initial-creator>
    <meta:creation-date>2010-12-22T14:36:36</meta:creation-date>
    <dc:date>2023-09-26T16:50:20.529049921</dc:date>
    <meta:editing-duration>P2DT9H5M48S</meta:editing-duration>
    <meta:editing-cycles>168</meta:editing-cycles>
    <meta:generator>LibreOffice/7.3.7.2$Linux_X86_64 LibreOffice_project/30$Build-2</meta:generator>
    <meta:document-statistic meta:object-count="136"/>
  </office:meta>
</office:document-meta>
</file>